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Adobe Caslon Pro Bold" fo:font-size="24pt" style:font-size-asian="24pt" style:font-size-complex="24pt"/>
    </style:style>
    <style:style style:name="P2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ed04" officeooo:paragraph-rsid="001fed04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07b3" officeooo:paragraph-rsid="001f07b3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7ae7" officeooo:paragraph-rsid="001f7ae7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7ae7" officeooo:paragraph-rsid="00230dc5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font-size="14pt" officeooo:paragraph-rsid="0021c8be"/>
    </style:style>
    <style:style style:name="P7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officeooo:paragraph-rsid="001f07b3"/>
    </style:style>
    <style:style style:name="P8" style:family="paragraph" style:parent-style-name="Standard" style:master-page-name="">
      <loext:graphic-properties draw:fill="none"/>
      <style:paragraph-properties fo:margin-left="-0.7cm" fo:margin-right="0cm" fo:text-align="start" style:justify-single-word="false" fo:text-indent="0cm" style:auto-text-indent="false" style:page-number="auto" fo:background-color="transparent">
        <style:tab-stops>
          <style:tab-stop style:position="0.079cm"/>
        </style:tab-stops>
      </style:paragraph-properties>
      <style:text-properties officeooo:rsid="001f07b3" officeooo:paragraph-rsid="001f07b3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79cm"/>
        </style:tab-stops>
      </style:paragraph-properties>
      <style:text-properties fo:color="#008000" fo:font-size="14pt" fo:language="en" fo:country="US" officeooo:rsid="001f7ae7" officeooo:paragraph-rsid="001f07b3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-0.9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4pt" fo:language="en" fo:country="US" officeooo:rsid="0021c60b" officeooo:paragraph-rsid="0021c60b" style:font-size-asian="12.25pt" style:font-size-complex="14pt"/>
    </style:style>
    <style:style style:name="P11" style:family="paragraph" style:parent-style-name="Standard" style:master-page-name="">
      <loext:graphic-properties draw:fill="none"/>
      <style:paragraph-properties fo:margin-left="-0.6cm" fo:margin-right="0cm" fo:text-align="start" style:justify-single-word="false" fo:text-indent="-0.101cm" style:auto-text-indent="false" style:page-number="auto" fo:background-color="transparent">
        <style:tab-stops>
          <style:tab-stop style:position="0.291cm"/>
        </style:tab-stops>
      </style:paragraph-properties>
      <style:text-properties fo:color="#000000" fo:font-size="14pt" officeooo:rsid="0021c8be" officeooo:paragraph-rsid="0021c8be"/>
    </style:style>
    <style:style style:name="P12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1c8be" officeooo:paragraph-rsid="0021c8be"/>
    </style:style>
    <style:style style:name="P13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30dc5" officeooo:paragraph-rsid="00230dc5"/>
    </style:style>
    <style:style style:name="P14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40422" officeooo:paragraph-rsid="00240422"/>
    </style:style>
    <style:style style:name="P15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4bbba" officeooo:paragraph-rsid="0024bbba"/>
    </style:style>
    <style:style style:name="P16" style:family="paragraph" style:parent-style-name="Standard" style:master-page-name="">
      <loext:graphic-properties draw:fill="none"/>
      <style:paragraph-properties fo:margin-left="-0.6cm" fo:margin-right="0cm" fo:text-align="start" style:justify-single-word="false" fo:text-indent="-0.199cm" style:auto-text-indent="false" style:page-number="auto" fo:background-color="transparent">
        <style:tab-stops>
          <style:tab-stop style:position="0.291cm"/>
        </style:tab-stops>
      </style:paragraph-properties>
      <style:text-properties fo:font-size="14pt" officeooo:paragraph-rsid="0021c8be"/>
    </style:style>
    <style:style style:name="P17" style:family="paragraph" style:parent-style-name="Text_20_body">
      <style:paragraph-properties fo:margin-left="0.529cm" fo:margin-right="0cm" fo:margin-top="0cm" fo:margin-bottom="0cm" loext:contextual-spacing="false" fo:text-align="start" style:justify-single-word="false" fo:text-indent="0cm" style:auto-text-indent="false"/>
      <style:text-properties fo:color="#008000" style:font-name="Adobe Caslon Pro" fo:font-size="16pt" style:font-size-asian="16pt" style:font-size-complex="16pt" loext:padding="0cm" loext:border="none"/>
    </style:style>
    <style:style style:name="P18" style:family="paragraph" style:parent-style-name="Standard" style:master-page-name="">
      <loext:graphic-properties draw:fill="none"/>
      <style:paragraph-properties fo:margin-left="-0.6cm" fo:margin-right="0cm" fo:text-align="start" style:justify-single-word="false" fo:text-indent="0cm" style:auto-text-indent="false" style:page-number="auto" fo:background-color="transparent">
        <style:tab-stops>
          <style:tab-stop style:position="0.291cm"/>
        </style:tab-stops>
      </style:paragraph-properties>
      <style:text-properties fo:color="#008000" fo:font-size="14pt" fo:language="en" fo:country="US" officeooo:rsid="0021c60b" officeooo:paragraph-rsid="0021c8be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-0.6cm" fo:margin-right="0cm" fo:text-align="start" style:justify-single-word="false" fo:text-indent="-0.199cm" style:auto-text-indent="false" fo:background-color="transparent">
        <style:tab-stops>
          <style:tab-stop style:position="0.291cm"/>
        </style:tab-stops>
      </style:paragraph-properties>
      <style:text-properties fo:color="#008000" fo:font-size="14pt" fo:language="en" fo:country="US" officeooo:rsid="0021c60b" officeooo:paragraph-rsid="0021c8be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4bbba" officeooo:paragraph-rsid="0024bbba"/>
    </style:style>
    <style:style style:name="P21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6ee6c" officeooo:paragraph-rsid="0026ee6c"/>
    </style:style>
    <style:style style:name="P22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8e900" officeooo:paragraph-rsid="0028e900"/>
    </style:style>
    <style:style style:name="P23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91b0b" officeooo:paragraph-rsid="00291b0b"/>
    </style:style>
    <style:style style:name="P24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a8788" officeooo:paragraph-rsid="002a8788"/>
    </style:style>
    <style:style style:name="P25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ac76e" officeooo:paragraph-rsid="002ac76e"/>
    </style:style>
    <style:style style:name="P26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ad5b4" officeooo:paragraph-rsid="002ad5b4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asian="12.25pt" style:font-size-complex="14pt"/>
    </style:style>
    <style:style style:name="T3" style:family="text">
      <style:text-properties fo:language="en" fo:country="US" officeooo:rsid="0021c60b" style:font-size-asian="12.25pt" style:font-size-complex="14pt"/>
    </style:style>
    <style:style style:name="T4" style:family="text">
      <style:text-properties fo:language="en" fo:country="US" officeooo:rsid="0025a4e7" style:font-size-asian="12.25pt" style:font-size-complex="14pt"/>
    </style:style>
    <style:style style:name="T5" style:family="text">
      <style:text-properties fo:color="#008000"/>
    </style:style>
    <style:style style:name="T6" style:family="text">
      <style:text-properties fo:color="#008000" officeooo:rsid="001f7ae7"/>
    </style:style>
    <style:style style:name="T7" style:family="text">
      <style:text-properties fo:color="#008000" officeooo:rsid="001fed04"/>
    </style:style>
    <style:style style:name="T8" style:family="text">
      <style:text-properties fo:color="#008000" officeooo:rsid="0021c60b"/>
    </style:style>
    <style:style style:name="T9" style:family="text">
      <style:text-properties fo:color="#008000" fo:language="en" fo:country="US" style:font-size-asian="12.25pt" style:font-size-complex="14pt"/>
    </style:style>
    <style:style style:name="T10" style:family="text">
      <style:text-properties fo:color="#008000" fo:language="en" fo:country="US" officeooo:rsid="0021c60b" style:font-size-asian="12.25pt" style:font-size-complex="14pt"/>
    </style:style>
    <style:style style:name="T11" style:family="text">
      <style:text-properties fo:color="#008000" fo:language="en" fo:country="US" officeooo:rsid="0021c8be" style:font-size-asian="12.25pt" style:font-size-complex="14pt"/>
    </style:style>
    <style:style style:name="T12" style:family="text">
      <style:text-properties fo:color="#008000" fo:language="en" fo:country="US" officeooo:rsid="00230dc5" style:font-size-asian="12.25pt" style:font-size-complex="14pt"/>
    </style:style>
    <style:style style:name="T13" style:family="text">
      <style:text-properties fo:color="#008000" fo:language="en" fo:country="US" officeooo:rsid="00240422" style:font-size-asian="12.25pt" style:font-size-complex="14pt"/>
    </style:style>
    <style:style style:name="T14" style:family="text">
      <style:text-properties fo:color="#008000" fo:language="en" fo:country="US" officeooo:rsid="0024bbba" style:font-size-asian="12.25pt" style:font-size-complex="14pt"/>
    </style:style>
    <style:style style:name="T15" style:family="text">
      <style:text-properties fo:color="#008000" fo:language="en" fo:country="US" officeooo:rsid="00250a1d" style:font-size-asian="12.25pt" style:font-size-complex="14pt"/>
    </style:style>
    <style:style style:name="T16" style:family="text">
      <style:text-properties fo:color="#008000" fo:language="en" fo:country="US" officeooo:rsid="0025a4e7" style:font-size-asian="12.25pt" style:font-size-complex="14pt"/>
    </style:style>
    <style:style style:name="T17" style:family="text">
      <style:text-properties fo:color="#008000" fo:language="en" fo:country="US" officeooo:rsid="0026ee6c" style:font-size-asian="12.25pt" style:font-size-complex="14pt"/>
    </style:style>
    <style:style style:name="T18" style:family="text">
      <style:text-properties fo:color="#008000" fo:language="en" fo:country="US" officeooo:rsid="002840f2" style:font-size-asian="12.25pt" style:font-size-complex="14pt"/>
    </style:style>
    <style:style style:name="T19" style:family="text">
      <style:text-properties fo:color="#008000" fo:language="en" fo:country="US" officeooo:rsid="00288e26" style:font-size-asian="12.25pt" style:font-size-complex="14pt"/>
    </style:style>
    <style:style style:name="T20" style:family="text">
      <style:text-properties fo:color="#008000" fo:language="en" fo:country="US" officeooo:rsid="0028e900" style:font-size-asian="12.25pt" style:font-size-complex="14pt"/>
    </style:style>
    <style:style style:name="T21" style:family="text">
      <style:text-properties fo:color="#008000" fo:language="en" fo:country="US" officeooo:rsid="00291b0b" style:font-size-asian="12.25pt" style:font-size-complex="14pt"/>
    </style:style>
    <style:style style:name="T22" style:family="text">
      <style:text-properties fo:color="#008000" fo:language="en" fo:country="US" officeooo:rsid="002a8788" style:font-size-asian="12.25pt" style:font-size-complex="14pt"/>
    </style:style>
    <style:style style:name="T23" style:family="text">
      <style:text-properties fo:color="#008000" fo:language="en" fo:country="US" officeooo:rsid="002ad5b4" style:font-size-asian="12.25pt" style:font-size-complex="14pt"/>
    </style:style>
    <style:style style:name="T24" style:family="text">
      <style:text-properties fo:color="#008000" fo:font-size="14pt" fo:language="en" fo:country="US" officeooo:rsid="00230dc5" style:font-size-asian="12.25pt" style:font-size-complex="14pt"/>
    </style:style>
    <style:style style:name="T25" style:family="text">
      <style:text-properties fo:color="#008000" fo:font-size="14pt" fo:language="en" fo:country="US" officeooo:rsid="00240422" style:font-size-asian="12.25pt" style:font-size-complex="14pt"/>
    </style:style>
    <style:style style:name="T26" style:family="text">
      <style:text-properties fo:color="#7e2bd2"/>
    </style:style>
    <style:style style:name="T27" style:family="text">
      <style:text-properties fo:color="#7e2bd2" officeooo:rsid="001f7ae7"/>
    </style:style>
    <style:style style:name="T28" style:family="text">
      <style:text-properties fo:color="#7e2bd2" officeooo:rsid="001fed04"/>
    </style:style>
    <style:style style:name="T29" style:family="text">
      <style:text-properties fo:color="#7e2bd2" fo:language="en" fo:country="US" style:font-size-asian="12.25pt" style:font-size-complex="14pt"/>
    </style:style>
    <style:style style:name="T30" style:family="text">
      <style:text-properties fo:color="#7e2bd2" fo:language="en" fo:country="US" officeooo:rsid="0021c60b" style:font-size-asian="12.25pt" style:font-size-complex="14pt"/>
    </style:style>
    <style:style style:name="T31" style:family="text">
      <style:text-properties fo:color="#7e2bd2" fo:language="en" fo:country="US" officeooo:rsid="002840f2" style:font-size-asian="12.25pt" style:font-size-complex="14pt"/>
    </style:style>
    <style:style style:name="T32" style:family="text">
      <style:text-properties fo:color="#7e2bd2" fo:font-size="14pt" fo:language="en" fo:country="US" officeooo:rsid="001f07b3" style:font-size-asian="12.25pt" style:font-size-complex="14pt"/>
    </style:style>
    <style:style style:name="T33" style:family="text">
      <style:text-properties fo:color="#7e2bd2" fo:font-size="14pt" fo:language="en" fo:country="US" officeooo:rsid="00230dc5" style:font-size-asian="12.25pt" style:font-size-complex="14pt"/>
    </style:style>
    <style:style style:name="T34" style:family="text">
      <style:text-properties officeooo:rsid="001f7ae7"/>
    </style:style>
    <style:style style:name="T35" style:family="text">
      <style:text-properties fo:color="#7f00ff"/>
    </style:style>
    <style:style style:name="T36" style:family="text">
      <style:text-properties fo:color="#7f00ff" officeooo:rsid="0021c60b"/>
    </style:style>
    <style:style style:name="T37" style:family="text">
      <style:text-properties fo:color="#000000" fo:language="en" fo:country="US" officeooo:rsid="0021c60b" style:font-size-asian="12.25pt" style:font-size-complex="14pt"/>
    </style:style>
    <style:style style:name="T38" style:family="text">
      <style:text-properties fo:font-size="14pt" fo:language="en" fo:country="US" officeooo:rsid="001f07b3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38">1. Claudia- </text:span><text:span text:style-name="T32">Chidori </text:span><text:span text:style-name="T33">Light Sword</text:span><text:span text:style-name="T38">- <text:s/></text:span><text:span text:style-name="T24">caracterul isi foloseste </text:span><text:span text:style-name="T25">chokutoul si il inveleste intr-un chidori puternic (folosit pe apa are mult mai mare efect)</text:span></text:p>
      <text:p text:style-name="P3">2. Stefi V.- <text:span text:style-name="T26">Sand Cloud</text:span>-<text:span text:style-name="T5"> ridica zid de nisip sub oponent dupa care acesta se retrage de sub oponent</text:span></text:p>
      <text:p text:style-name="P3">3. Clara<text:span text:style-name="T5">- </text:span><text:span text:style-name="T26">Cherry Blossom Impact</text:span><text:span text:style-name="T5">- putere superumana, loveste pamantul cu pumnul despartindu-l sub forma de petale</text:span></text:p>
      <text:p text:style-name="P3">4. Amy<text:span text:style-name="T34">-</text:span><text:span text:style-name="T27"> Almighty Sakura-</text:span><text:span text:style-name="T6"> foloseste cantitati mari de chakra si loveste oponentul cu pumnul dureros</text:span></text:p>
      <text:p text:style-name="P5">5. Alexia C-<text:span text:style-name="T26"> Amaterasu </text:span><text:span text:style-name="T28">Flame Wrapping Fire</text:span><text:span text:style-name="T5">- produce flacari negre </text:span><text:span text:style-name="T7">in jurul caracterului care este protejat de un scut format din oase (daune pshihologice, oponentul evita sa atace)</text:span></text:p>
      <text:p text:style-name="P4">6. Ioana<text:span text:style-name="T5">- </text:span><text:span text:style-name="T26"><text:s/></text:span><text:span text:style-name="T28">I</text:span><text:span text:style-name="T26">nfinite Wild Dance</text:span><text:span text:style-name="T7">- cand se deschide a 7-a poarta a chakrei, caracterul loveste in pamant provocand un cutremur propulsand oponentul in aer, dupa aceea il loveste cu piciorul cu o viteaza uimitoare</text:span></text:p>
      <text:p text:style-name="P2">7.Vasi-<text:span text:style-name="T35"> Violent Headspinner-</text:span><text:span text:style-name="T36"> </text:span><text:span text:style-name="T8">caracterul se aproprie de oponent si face un combo de palme violente</text:span></text:p>
      <text:p text:style-name="P6"><text:span text:style-name="T37">8. Albert-</text:span><text:span text:style-name="T30"> Air Sand Protetctive Wall-</text:span><text:span text:style-name="T10"> caracterul creeaza o zid gigant de nisip si il tine pe oponent in aer provocandu-i daune(caracterul est e protejat de atacuri cat timp tine zidul</text:span></text:p>
      <text:p text:style-name="P16"><text:span text:style-name="T37"><text:s/>9. Angelina- </text:span><text:span text:style-name="T30">Acid Permeation</text:span><text:span text:style-name="T37">- </text:span><text:span text:style-name="T10">caracterul creeaza bule de acid, aceste se duc catre un oponent <text:s text:c="6"/>si i</text:span><text:span text:style-name="T11">l</text:span><text:span text:style-name="T10"> ard</text:span></text:p>
      <text:p text:style-name="P11"><text:span text:style-name="T3">1</text:span><text:span text:style-name="T2">0. Stefi M.- </text:span><text:span text:style-name="T29">Serial Kick- </text:span><text:span text:style-name="T9">caracterul loveste oponentul cu piciorul de multe ori la final lovindu-l puternic trimitandu l in aer</text:span></text:p>
      <text:p text:style-name="P12"><text:span text:style-name="T2">11. Elena</text:span><text:span text:style-name="T9">- </text:span><text:span text:style-name="T29">Exploding Sasumata Attack</text:span><text:span text:style-name="T9">- </text:span><text:span text:style-name="T12">caracterul foloseste Sasumata lui care cauzeaza explozii</text:span></text:p>
      <text:p text:style-name="P13"><text:span text:style-name="T2">12. <text:s/>Oana</text:span><text:span text:style-name="T9">- </text:span><text:span text:style-name="T29">Offering Flowers Funeral</text:span><text:span text:style-name="T9">- caracterul ii da o floare inamicului care explodeaza</text:span></text:p>
      <text:p text:style-name="P13"><text:span text:style-name="T2">13. <text:s/>Andrada-</text:span><text:span text:style-name="T9"> </text:span><text:span text:style-name="T29">Anatman</text:span><text:span text:style-name="T9">- </text:span><text:span text:style-name="T13">caracterul trimite catre oponent un val de nisip, il tine in aer pe oponent dupa care il izbeste de pamant</text:span></text:p>
      <text:p text:style-name="P14"><text:span text:style-name="T2">14. Alexia L</text:span><text:span text:style-name="T9">- </text:span><text:span text:style-name="T29">All Weapons Above Heaven</text:span><text:span text:style-name="T9">- toate caracterele primesc boosts(viteza, atac, defensiva)(caracterul foloseste 5 kunaiuri si le trimite spre oponent)</text:span></text:p>
      <text:p text:style-name="P14"><text:span text:style-name="T2">15. Flavio</text:span><text:span text:style-name="T9">- </text:span><text:span text:style-name="T29">Fire Release Bullet:’’Blaze’’</text:span><text:span text:style-name="T9">- </text:span><text:span text:style-name="T14">caracterul trimite un glont gigant de foc asupra oponentului</text:span></text:p>
      <text:p text:style-name="P15"><text:span text:style-name="T2">16. Andu</text:span><text:span text:style-name="T9">- </text:span><text:span text:style-name="T29">Arm of Shukaku</text:span><text:span text:style-name="T9">- caraterului ii se schimba bratul in unul de nisip puternic si ataca oponentul dupa o bariera de nisip</text:span></text:p>
      <text:p text:style-name="P15"><text:span text:style-name="T2">17. Edi</text:span><text:span text:style-name="T9">- </text:span><text:span text:style-name="T29">Explosive Feathers</text:span><text:span text:style-name="T9">- </text:span><text:span text:style-name="T15">caracterul arunca pene </text:span><text:span text:style-name="T17">de aur </text:span><text:span text:style-name="T15">catre oponent </text:span><text:span text:style-name="T17">cu o precizie maxima acestea </text:span><text:span text:style-name="T16"><text:s/>explodeaza</text:span></text:p>
      <text:p text:style-name="P21"><text:span text:style-name="T4">1</text:span><text:span text:style-name="T2">8. Razvan</text:span><text:span text:style-name="T9">- </text:span><text:span text:style-name="T29">Revival Fist</text:span><text:span text:style-name="T9">- Adunand chakra neagra in ambele maini, elibereaza catre oponent un soc puternic(cauzeaza daune interne)</text:span></text:p>
      <text:p text:style-name="P21"><text:span text:style-name="T2">19. Diana</text:span><text:span text:style-name="T9">- </text:span><text:span text:style-name="T31">Dark Smoke Sphere</text:span><text:span text:style-name="T18">- </text:span><text:span text:style-name="T19">caracterul arunca catre opon</text:span><text:span text:style-name="T20">ent</text:span><text:span text:style-name="T19"> mici grenade </text:span><text:span text:style-name="T20">de fum, acestea explodeaza si creeaza un nor de fum</text:span></text:p>
      <text:p text:style-name="P22"><text:span text:style-name="T2">20. Dara</text:span><text:span text:style-name="T9">- </text:span><text:span text:style-name="T29">Dark Medicine</text:span><text:span text:style-name="T9">- arunca catre tinta sageti cu otrava </text:span><text:span text:style-name="T21">catre oponent</text:span></text:p>
      <text:p text:style-name="P23"><text:span text:style-name="T2">21. Alex</text:span><text:span text:style-name="T9">-</text:span><text:span text:style-name="T29"> Avalanche Dance</text:span><text:span text:style-name="T9">- </text:span><text:span text:style-name="T22">livreaza un sir de lovituri dupa care face o intoarcere si arunca senbon spre oponent</text:span></text:p>
      <text:p text:style-name="P24"><text:soft-page-break/><text:span text:style-name="T2">22. Vlad</text:span><text:span text:style-name="T9">-</text:span><text:span text:style-name="T29">Violent Whirlwind</text:span><text:span text:style-name="T9">- caracterul produce o fala puternica de vant cu gura, atat de puternica incat impinge adversarul si ii da stan</text:span></text:p>
      <text:p text:style-name="P25"><text:span text:style-name="T2">23.Stefi B</text:span><text:span text:style-name="T9">.- </text:span><text:span text:style-name="T29">Shadow Imitation Technique</text:span><text:span text:style-name="T9">- caracterul imita oponentul si il face sa-si foloseasca atacul pe el insusi+ il poate tine nemiscat pe o anumita perioada de timp</text:span></text:p>
      <text:p text:style-name="P25"><text:span text:style-name="T2">24. Gabi</text:span><text:span text:style-name="T9">- </text:span><text:span text:style-name="T29">Green Roar</text:span><text:span text:style-name="T9">- caracterul sa furiseaza in spatele oponentului, il cuprinde si sare cu el, in aer il loveste cu piciorul proiecatndu l in pamant</text:span></text:p>
      <text:p text:style-name="P25"><text:span text:style-name="T2">25. Rares A</text:span><text:span text:style-name="T9">.</text:span><text:span text:style-name="T29">- Rain of Spiders</text:span><text:span text:style-name="T9">- deasupra oponentului se creeaza o panza plina cu paianjeni care se rupe , toti paienjeni cazand pe oponent</text:span></text:p>
      <text:p text:style-name="P25"><text:span text:style-name="T2">26.Tudor</text:span><text:span text:style-name="T9">- </text:span><text:span text:style-name="T29">Tornado of Water</text:span><text:span text:style-name="T9">- caracterul creeaza un vortex de apa ce il cuprinde la mijloc pe oponent, il lasa inconstient pret de cateva secunde</text:span></text:p>
      <text:p text:style-name="P25"><text:span text:style-name="T2">27. Darius</text:span><text:span text:style-name="T9">-</text:span><text:span text:style-name="T29"> Demonic Rush-</text:span><text:span text:style-name="T9"> </text:span><text:span text:style-name="T23">caracterul se hraneste cu chakra oponentului dupa care o foloseste pe adversar oferindu I o serie de gheare puternice</text:span></text:p>
      <text:p text:style-name="P26"><text:span text:style-name="T2">28. Denis</text:span><text:span text:style-name="T9">- </text:span><text:span text:style-name="T29">Dance of the Rising Dragon</text:span><text:span text:style-name="T9">-caracterul sare si arunca spre oponent o multime de arme catre oponent</text:span></text:p>
      <text:p text:style-name="P21"><text:span text:style-name="T9"/></text:p>
      <text:p text:style-name="P18"/>
      <text:p text:style-name="P19"/>
      <text:p text:style-name="P17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46cm" style:type="center"/>
          <style:tab-stop style:position="17.09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Adobe Caslon Pro Bold" fo:font-size="24pt" style:font-size-asian="24pt" style:font-size-complex="24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1.561cm" fo:margin-right="1.07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ersonaje „Butterfly Efect”<text:span text:style-name="MT1">(Puteri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03:48.902000000</meta:creation-date>
    <dc:date>2017-10-27T22:55:06.903000000</dc:date>
    <meta:editing-duration>PT21M17S</meta:editing-duration>
    <meta:editing-cycles>4</meta:editing-cycles>
    <meta:generator>LibreOffice/5.3.6.1$Windows_X86_64 LibreOffice_project/686f202eff87ef707079aeb7f485847613344eb7</meta:generator>
    <meta:document-statistic meta:table-count="0" meta:image-count="0" meta:object-count="0" meta:page-count="2" meta:paragraph-count="29" meta:word-count="580" meta:character-count="3641" meta:non-whitespace-character-count="3078"/>
  </office:meta>
</office:document-meta>
</file>